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9.606cm" fo:margin-left="-0.016cm" table:align="left"/>
    </style:style>
    <style:style style:name="Table2.A" style:family="table-column">
      <style:table-column-properties style:column-width="5.689cm"/>
    </style:style>
    <style:style style:name="Table2.B" style:family="table-column">
      <style:table-column-properties style:column-width="6.8cm"/>
    </style:style>
    <style:style style:name="Table2.C" style:family="table-column">
      <style:table-column-properties style:column-width="7.117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9.606cm" fo:margin-left="-0.042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16.436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" officeooo:rsid="00073365" officeooo:paragraph-rsid="00073365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Liberation Sans" officeooo:rsid="00138b9e" officeooo:paragraph-rsid="00138b9e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073365" officeooo:paragraph-rsid="000bae7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073365" officeooo:paragraph-rsid="0039e53e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073365" officeooo:paragraph-rsid="000bae7c"/>
    </style:style>
    <style:style style:name="P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08ebd3" officeooo:paragraph-rsid="0009c3fe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0bae7c" officeooo:paragraph-rsid="000bae7c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style:font-size-asian="11pt" style:font-size-complex="11pt"/>
    </style:style>
    <style:style style:name="P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style:font-size-asian="11pt" style:font-size-complex="11pt"/>
    </style:style>
    <style:style style:name="P1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20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officeooo:rsid="00073365" officeooo:paragraph-rsid="00073365" style:font-size-asian="11pt" style:font-size-complex="11pt"/>
    </style:style>
    <style:style style:name="P21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officeooo:rsid="00073365" officeooo:paragraph-rsid="0017a243" style:font-size-asian="11pt" style:font-size-complex="11pt"/>
    </style:style>
    <style:style style:name="P2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23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24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officeooo:rsid="0008ebd3" officeooo:paragraph-rsid="0009c3fe" style:font-size-asian="11pt" style:font-size-complex="11pt"/>
    </style:style>
    <style:style style:name="P25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officeooo:rsid="00152559" officeooo:paragraph-rsid="00152559" style:font-size-asian="11pt" style:font-size-complex="11pt"/>
    </style:style>
    <style:style style:name="P2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2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text-shadow="none" fo:font-weight="bold" officeooo:rsid="0008ebd3" officeooo:paragraph-rsid="0008ebd3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0d80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33cf99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33cf99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33cf99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45" style:family="paragraph" style:parent-style-name="Table_20_Contents" style:list-style-name="L1">
      <style:paragraph-properties fo:margin-top="0cm" fo:margin-bottom="0cm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46" style:family="paragraph" style:parent-style-name="Table_20_Contents" style:list-style-name="L2">
      <style:paragraph-properties fo:margin-top="0cm" fo:margin-bottom="0cm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officeooo:rsid="0009958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7aad7" style:font-weight-asian="bold" style:font-weight-complex="bold"/>
    </style:style>
    <style:style style:name="T5" style:family="text">
      <style:text-properties officeooo:rsid="00138b9e"/>
    </style:style>
    <style:style style:name="T6" style:family="text">
      <style:text-properties officeooo:rsid="001560a9"/>
    </style:style>
    <style:style style:name="T7" style:family="text">
      <style:text-properties officeooo:rsid="00172953"/>
    </style:style>
    <style:style style:name="T8" style:family="text">
      <style:text-properties officeooo:rsid="0017a243"/>
    </style:style>
    <style:style style:name="T9" style:family="text">
      <style:text-properties officeooo:rsid="0017e3e4"/>
    </style:style>
    <style:style style:name="T10" style:family="text">
      <style:text-properties officeooo:rsid="00188f5e"/>
    </style:style>
    <style:style style:name="T11" style:family="text">
      <style:text-properties officeooo:rsid="001a49f1"/>
    </style:style>
    <style:style style:name="T12" style:family="text">
      <style:text-properties officeooo:rsid="001be1ec"/>
    </style:style>
    <style:style style:name="T13" style:family="text">
      <style:text-properties officeooo:rsid="001e196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3cf99" style:font-weight-asian="normal" style:font-weight-complex="normal"/>
    </style:style>
    <style:style style:name="T16" style:family="text">
      <style:text-properties officeooo:rsid="0020d389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21fffe"/>
    </style:style>
    <style:style style:name="T19" style:family="text">
      <style:text-properties officeooo:rsid="002afd25"/>
    </style:style>
    <style:style style:name="T20" style:family="text">
      <style:text-properties officeooo:rsid="002ce993"/>
    </style:style>
    <style:style style:name="T21" style:family="text">
      <style:text-properties officeooo:rsid="002d3acc"/>
    </style:style>
    <style:style style:name="T22" style:family="text">
      <style:text-properties officeooo:rsid="00306af7"/>
    </style:style>
    <style:style style:name="T23" style:family="text">
      <style:text-properties officeooo:rsid="00320769"/>
    </style:style>
    <style:style style:name="T24" style:family="text">
      <style:text-properties officeooo:rsid="0033cf99"/>
    </style:style>
    <style:style style:name="T25" style:family="text">
      <style:text-properties officeooo:rsid="0035ca2f"/>
    </style:style>
    <style:style style:name="T26" style:family="text">
      <style:text-properties officeooo:rsid="0037aad7"/>
    </style:style>
    <style:style style:name="T27" style:family="text">
      <style:text-properties officeooo:rsid="0039ed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text:span text:style-name="T13">17 Tiger Lily Lane</text:span>,</text:p>
            <text:p text:style-name="P5"><text:span text:style-name="T13">Cape Elizabeth</text:span>, </text:p>
            <text:p text:style-name="P44">ME, 04107</text:p>
            <text:p text:style-name="P6"/>
            <text:p text:style-name="P6">(207) 303-9817</text:p>
            <text:p text:style-name="P7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35">Social media:</text:p>
            <text:p text:style-name="P42"><text:span text:style-name="T14">Twitter, GitHub, Linked</text:span><text:span text:style-name="T15">in</text:span><text:span text:style-name="T14">:</text:span><text:span text:style-name="T3"> nrobinson2000</text:span></text:p>
            <text:p text:style-name="P36"/>
            <text:p text:style-name="P43"><text:span text:style-name="T4">Online </text:span><text:span text:style-name="T3">Portfolio: </text:span><text:a xlink:type="simple" xlink:href="http://nrobinson2000.me/" text:style-name="Internet_20_link" text:visited-style-name="Visited_20_Internet_20_Link"><text:span text:style-name="T14">http://nrobinson2000.me</text:span></text:a></text:p>
          </table:table-cell>
          <table:table-cell table:style-name="Table2.A1" office:value-type="string">
            <text:p text:style-name="P34">Skills:<text:span text:style-name="T17"> </text:span></text:p>
            <text:p text:style-name="P37">Particle Firmware Development, Full-Stack Web Administration</text:p>
            <text:p text:style-name="P38"/>
            <text:p text:style-name="P40"><text:span text:style-name="T24">Favorite </text:span>Languages:</text:p>
            <text:p text:style-name="P37"><text:s/><text:span text:style-name="T24">Particle </text:span>C++, <text:span text:style-name="T24">Bash</text:span>, <text:span text:style-name="T24">JavaScript</text:span>, Python</text:p>
            <text:p text:style-name="P37"/>
            <text:p text:style-name="P41">Favorite Systems:</text:p>
            <text:p text:style-name="P39">macOS, Raspberry Pi, Particle Photon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Experience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0">February 2017 - Present</text:p>
          </table:table-cell>
          <table:table-cell table:style-name="Table1.A1" office:value-type="string">
            <text:p text:style-name="P15">Web <text:span text:style-name="T18">C</text:span>onsultant</text:p>
            <text:p text:style-name="P15"/>
            <text:p text:style-name="P29">C<text:span text:style-name="T16">reated </text:span>and administered the website for DPC New England, a coalition of doctors providing direct primary care. Developed Wordpress, Discourse, and <text:span text:style-name="T16">system </text:span>adminis<text:span text:style-name="T16">tration</text:span> skills on an Ubuntu Linux server.</text:p>
          </table:table-cell>
        </table:table-row>
        <table:table-row>
          <table:table-cell table:style-name="Table1.A1" office:value-type="string">
            <text:p text:style-name="P31">June 2015 - Present</text:p>
          </table:table-cell>
          <table:table-cell table:style-name="Table1.A1" office:value-type="string">
            <text:p text:style-name="P16">Particle Community Volunteer</text:p>
            <text:p text:style-name="P16"/>
            <text:p text:style-name="P32">Assisting <text:span text:style-name="T21">the </text:span>developers and <text:span text:style-name="T20">users</text:span> of Particle, a company providing extensive Internet of Things services and micro-controller development kits used by developers and companies worldwide. <text:s/><text:span text:style-name="T25">I d</text:span>irectly addres<text:span text:style-name="T24">s</text:span> topics within the <text:span text:style-name="T19">active</text:span> community, providing assistance with code and <text:span text:style-name="T26">giving</text:span> feedback on Particle’s tools and services.</text:p>
          </table:table-cell>
        </table:table-row>
        <table:table-row>
          <table:table-cell table:style-name="Table1.A1" office:value-type="string">
            <text:p text:style-name="P8">Education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26">2016 - Present</text:p>
          </table:table-cell>
          <table:table-cell table:style-name="Table1.A1" office:value-type="string">
            <text:p text:style-name="P15">Cape Elizabeth High School</text:p>
            <text:p text:style-name="P15"/>
            <text:p text:style-name="P29">Coding Club Leader, Junior <text:span text:style-name="T27">V</text:span>arsity basketball</text:p>
            <text:p text:style-name="P29"/>
            <text:p text:style-name="P33">In Coding Club I focus on helping other students create projects with the Particle IoT platform and teaching them the fundamentals of <text:span text:style-name="T23">developing smart devices and web based applications.</text:span></text:p>
          </table:table-cell>
        </table:table-row>
        <table:table-row>
          <table:table-cell table:style-name="Table1.A1" office:value-type="string">
            <text:p text:style-name="P26">Summer 2016</text:p>
          </table:table-cell>
          <table:table-cell table:style-name="Table1.A1" office:value-type="string">
            <text:p text:style-name="P13">Oxbridge Experience in Boston</text:p>
            <text:p text:style-name="P13"/>
            <text:p text:style-name="P28">Majored in Computer Science and minored in Neuropsychology during the summer of 2016 while residing at the Harvard Law School at Harvard University.</text:p>
            <text:p text:style-name="P28"/>
            <text:p text:style-name="P28">Created a semi-autonomous rover using a Particle Photon, Arduino Uno, and a Raspberry Pi that used sensors to navigate mazes and avoid objects. Building the robot improved my C++ and Python programming skills.</text:p>
            <text:p text:style-name="P28"/>
            <text:p text:style-name="P28">Received an A+ in Computer Science.</text:p>
          </table:table-cell>
        </table:table-row>
        <table:table-row>
          <table:table-cell table:style-name="Table1.A1" office:value-type="string">
            <text:p text:style-name="P19">2015 - <text:span text:style-name="T13">2016</text:span> </text:p>
          </table:table-cell>
          <table:table-cell table:style-name="Table1.A1" office:value-type="string">
            <text:p text:style-name="P9">ACS Hillingdon International School, London</text:p>
            <text:p text:style-name="P20"/>
            <text:p text:style-name="P21">Tech Club Leader, Genius Bar <text:span text:style-name="T8">facilitator</text:span>, played Junior Varsity Basketball, Volleyball and Tennis.</text:p>
            <text:p text:style-name="P20"/>
            <text:p text:style-name="P20">At the Genius Bar, I assist<text:span text:style-name="T22">ed</text:span> other students, <text:span text:style-name="T7">teachers, parents and staff</text:span> with common issues, including using our school's network, Google Drive and printing.</text:p>
            <text:p text:style-name="P25"/>
            <text:p text:style-name="P25">For my <text:span text:style-name="T12">G</text:span>rade 10 personal project I created an IoT demonstration that uses a Photon <text:span text:style-name="T6">to control servos and lights and monitor sensors with an accompanying web app.</text:span></text:p>
          </table:table-cell>
        </table:table-row>
        <table:table-row>
          <table:table-cell table:style-name="Table1.A1" office:value-type="string">
            <text:p text:style-name="P22">Summer 2015</text:p>
          </table:table-cell>
          <table:table-cell table:style-name="Table1.A1" office:value-type="string">
            <text:p text:style-name="P10">Cambridge Prep Experience</text:p>
            <text:p text:style-name="P23"/>
            <text:list xml:id="list5577753481396564556" text:style-name="L1">
              <text:list-item>
                <text:p text:style-name="P45"><text:soft-page-break/>Majored in Science and the Future and minored in Speech and Debate during the summer of 2015 while residing at Peterhouse College at Cambridge University.</text:p>
                <text:p text:style-name="P45"/>
              </text:list-item>
              <text:list-item>
                <text:p text:style-name="P45">Received an A+ in Science and the Future</text:p>
              </text:list-item>
            </text:list>
          </table:table-cell>
        </table:table-row>
        <table:table-row>
          <table:table-cell table:style-name="Table1.A1" office:value-type="string">
            <text:p text:style-name="P22">Summer 2014</text:p>
          </table:table-cell>
          <table:table-cell table:style-name="Table1.A1" office:value-type="string">
            <text:p text:style-name="P10">Oxford Prep Experience</text:p>
            <text:p text:style-name="P23"/>
            <text:list xml:id="list2616962509450731047" text:style-name="L2">
              <text:list-item>
                <text:p text:style-name="P46">Majored in Computer Science and minored in Creative Writing in the summer of 2014 while residing at Oriel College at Oxford University.</text:p>
                <text:p text:style-name="P46"/>
              </text:list-item>
              <text:list-item>
                <text:p text:style-name="P46">Received an A+ in Computer Science</text:p>
              </text:list-item>
            </text:list>
          </table:table-cell>
        </table:table-row>
        <table:table-row>
          <table:table-cell table:style-name="Table1.A1" office:value-type="string">
            <text:p text:style-name="P27">Skills and Interests</text:p>
          </table:table-cell>
          <table:table-cell table:style-name="Table1.A1" office:value-type="string">
            <text:p text:style-name="P23"><text:span text:style-name="T3">Particle Tools:</text:span> </text:p>
            <text:p text:style-name="P23">I have used both the Photon and Electron, and continue to use Particle tools to develop projects in Tech Club and my own personal projects. <text:s/>I primarily use Particle CLI in combination with Atom to code C++ for my devices, and I like to create web applications with JavaScript to access the Particle API in order interface them.</text:p>
            <text:p text:style-name="P11">Bash: </text:p>
            <text:p text:style-name="P24">I am skilled with the Unix command line and enjoy creating scripts to make development quicker and easier. <text:s/>I maintain a script on GitHub that installs the Particle Offline Toolchain on Mac OSX and Ubuntu and allows users to develop <text:span text:style-name="T2">offline efficiently</text:span> or push code to devices using DFU Utilities.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2"><text:span text:style-name="T10">C++, </text:span>JavaScript, <text:span text:style-name="T11">Bash</text:span>, <text:span text:style-name="T11">Python</text:span>, Git<text:span text:style-name="T9">H</text:span>ub, IoT, Lin<text:span text:style-name="T5">ux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1.6.2$Linux_X86_64 LibreOffice_project/10m0$Build-2</meta:generator>
    <dc:date>2017-03-26T20:23:30.730420726</dc:date>
    <meta:editing-duration>P1DT1H18M21S</meta:editing-duration>
    <meta:editing-cycles>42</meta:editing-cycles>
    <meta:print-date>2017-03-25T23:13:29.130642000</meta:print-date>
    <meta:document-statistic meta:table-count="2" meta:image-count="0" meta:object-count="0" meta:page-count="2" meta:paragraph-count="53" meta:word-count="513" meta:character-count="3329" meta:non-whitespace-character-count="2864"/>
  </office:meta>
</office:document-meta>
</file>